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Listenabsatz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weight="bold" style:font-weight-asian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 Skizze Aufgabe 3</text:p>
      <text:p text:style-name="P1"/>
      <text:p text:style-name="Standard"><text:span text:style-name="Absatz-Standardschriftart"><text:span text:style-name="T2">Team</text:span></text:span><text:span text:style-name="T1">: &lt;Teamnummer&gt;, &lt;Patrick Steinhauer, Jan Dennis Bartels&gt;</text:span></text:p>
      <text:p text:style-name="P5"/>
      <text:p text:style-name="Standard"><text:span text:style-name="Absatz-Standardschriftart"><text:span text:style-name="T2">Aufgabenaufteilung</text:span></text:span><text:span text:style-name="T1">: </text:span></text:p>
      <text:list xml:id="list399302759831072821" text:style-name="L1">
        <text:list-header>
          <text:p text:style-name="P8">Die Aufgaben Wurden zusammen bearbeitet und erstellt. Jeder hat sich was für die Skizze Überlegt, und dann wurde es zusammengefügt.</text:p>
          <text:p text:style-name="P8"/>
        </text:list-header>
      </text:list>
      <text:p text:style-name="Standard"><text:span text:style-name="Absatz-Standardschriftart"><text:span text:style-name="T2">Quellenangaben</text:span></text:span><text:span text:style-name="T1">: VorlesungsFolien Teilweise Wikipedia</text:span></text:p>
      <text:p text:style-name="P5"/>
      <text:p text:style-name="Standard"><text:span text:style-name="Absatz-Standardschriftart"><text:span text:style-name="T2">Begründung für Codeübernahme</text:span></text:span><text:span text:style-name="T1">: </text:span></text:p>
      <text:p text:style-name="P5"/>
      <text:p text:style-name="Standard"><text:span text:style-name="Absatz-Standardschriftart"><text:span text:style-name="T2">Bearbeitungszeitraum</text:span></text:span><text:span text:style-name="T1">: Ca 2-4 Stunden Bisher</text:span></text:p>
      <text:p text:style-name="P5"/>
      <text:p text:style-name="Standard"><text:span text:style-name="Absatz-Standardschriftart"><text:span text:style-name="T2">Aktueller Stand</text:span></text:span><text:span text:style-name="T1">: Skizze + Grundgerüst der Algorithmen</text:span></text:p>
      <text:p text:style-name="P5"/>
      <text:p text:style-name="Standard"><text:span text:style-name="Absatz-Standardschriftart"><text:span text:style-name="T2">Änderungen in der Skizze</text:span></text:span><text:span text:style-name="T1">:</text:span></text:p>
      <text:p text:style-name="P5"/>
      <text:p text:style-name="P3"><text:span text:style-name="Absatz-Standardschriftart"><text:span text:style-name="T3">Skizze</text:span></text:span>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Pseudocode Teil 1:</text:p>
      <text:p text:style-name="P4"/>
      <text:p text:style-name="P4"/>
      <text:p text:style-name="P3"/>
      <text:p text:style-name="P3">quickSort(ZuSortierendeObjekte, Links, Rechts) {</text:p>
      <text:p text:style-name="P3"/>
      <text:p text:style-name="P3"><text:s text:c="6"/>Wenn ZuSortierendeObjekte &lt; 12 ist {</text:p>
      <text:p text:style-name="P3"/>
      <text:p text:style-name="P3"><text:s text:c="6"/>AndererSortieralgorithmus(ZuSortierendeObjekte) <text:s/>; </text:p>
      <text:p text:style-name="P3"/>
      <text:p text:style-name="P3"><text:s text:c="6"/>} ansonsten {</text:p>
      <text:p text:style-name="P3"><text:s text:c="8"/></text:p>
      <text:p text:style-name="P3"><text:s text:c="6"/>Wenn Links &lt; Rechts ist {</text:p>
      <text:p text:style-name="P3"/>
      <text:p text:style-name="P3"><text:s text:c="12"/>TeilElement = quickSortSwap(ZuSortierendeObjekte, Links, Rechts);</text:p>
      <text:p text:style-name="P3"/>
      <text:p text:style-name="P3"><text:s text:c="12"/>quickSort(Links , TeilElement – 1);</text:p>
      <text:p text:style-name="P3"/>
      <text:p text:style-name="P3"><text:s text:c="12"/>quickSort(Rechts, Teilelement + 1)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3">quickSortSwap(ZuSortierendeObjekte, Links, Rechts) {</text:p>
      <text:p text:style-name="P3"><text:s text:c="4"/>WertLinks = Links;</text:p>
      <text:p text:style-name="P3"><text:s text:c="4"/>WertRechts = Rechts - 1;</text:p>
      <text:p text:style-name="P3"><text:s text:c="4"/>Pivot = ZuSortierendeObjekte[Rechts];</text:p>
      <text:p text:style-name="P3"><text:s text:c="4"/></text:p>
      <text:p text:style-name="P3">Wiederhole, Solange WertLinks &lt;= WertRechts {</text:p>
      <text:p text:style-name="P3"><text:s text:c="3"/>Wiederhole, Solange ZuSortierendeObjekte[WertLinks] &lt; Pivot und WertLinks &lt; Rechts {</text:p>
      <text:p text:style-name="P3"/>
      <text:p text:style-name="P3"><text:s text:c="12"/>Erhöhe Wertlinks um 1;</text:p>
      <text:p text:style-name="P3"><text:s text:c="8"/>}</text:p>
      <text:p text:style-name="P3"><text:s text:c="8"/></text:p>
      <text:p text:style-name="P3"><text:s text:c="3"/>Wiederhole, Solange Links &lt;= WertRechts und ZuSortierendeObjekte[WertRechts] &gt; Pivot {</text:p>
      <text:p text:style-name="P3"/>
      <text:p text:style-name="P3"><text:s text:c="12"/>Verringere WertRechts um 1;</text:p>
      <text:p text:style-name="P3"/>
      <text:p text:style-name="P3"><text:s text:c="8"/>} </text:p>
      <text:p text:style-name="P3"><text:s text:c="8"/></text:p>
      <text:p text:style-name="P3"><text:s text:c="8"/>Wenn WertLinks &lt; WertRechts {</text:p>
      <text:p text:style-name="P3"/>
      <text:p text:style-name="P3"><text:s text:c="12"/>TauscheElemente(WertLinks, WertRechts);</text:p>
      <text:p text:style-name="P3"><text:s text:c="8"/>}</text:p>
      <text:p text:style-name="P3"><text:s text:c="4"/>}</text:p>
      <text:p text:style-name="P3"><text:s text:c="4"/></text:p>
      <text:p text:style-name="P3"><text:s text:c="4"/>TauscheElemente(WertLinks, Rechts);</text:p>
      <text:p text:style-name="P3"><text:s text:c="4"/></text:p>
      <text:p text:style-name="P3"><text:s text:c="4"/>Gib WertLinks Zurück;</text:p>
      <text:p text:style-name="P3">}</text:p>
      <text:p text:style-name="P3"><text:soft-page-break/></text:p>
      <text:p text:style-name="P4">Pseudocode Teil 2:</text:p>
      <text:p text:style-name="P3"/>
      <text:p text:style-name="P3">quickSort(ZuSortierendeObjekte, Links, Rechts) {</text:p>
      <text:p text:style-name="P3"/>
      <text:p text:style-name="P3"><text:s text:c="6"/>Wenn ZuSortierendeObjekte &lt; 12 ist {</text:p>
      <text:p text:style-name="P3"/>
      <text:p text:style-name="P3"><text:s text:c="6"/>AndererSortieralgorithmus(ZuSortierendeObjekte) <text:s/>; </text:p>
      <text:p text:style-name="P3"/>
      <text:p text:style-name="P3"><text:s text:c="6"/>} ansonsten {</text:p>
      <text:p text:style-name="P3"><text:s text:c="8"/></text:p>
      <text:p text:style-name="P3"><text:s text:c="6"/>Wenn Links &lt; Rechts ist {</text:p>
      <text:p text:style-name="P3"/>
      <text:p text:style-name="P3"><text:s text:c="12"/>TeilElement = quickSortSwap(ZuSortierendeObjekte, Links, Rechts);</text:p>
      <text:p text:style-name="P3"/>
      <text:p text:style-name="P3"><text:s text:c="12"/>quickSort(Links , TeilElement – 1);</text:p>
      <text:p text:style-name="P3"/>
      <text:p text:style-name="P3"><text:s text:c="12"/>quickSort(Rechts, Teilelement + 1)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3">quickSortSwap(ZuSortierendeObjekte, Links, Rechts) {</text:p>
      <text:p text:style-name="P3"><text:s text:c="4"/>WertLinks = Links;</text:p>
      <text:p text:style-name="P3"><text:s text:c="4"/>WertRechts = Rechts - 1;</text:p>
      <text:p text:style-name="P3"><text:s text:c="4"/>Pivot = Hole ZufallsElement <text:s text:c="2"/>zufall(ZuSortierendeObjekte);</text:p>
      <text:p text:style-name="P3"><text:s text:c="4"/></text:p>
      <text:p text:style-name="P3">Wiederhole, Solange WertLinks &lt;= WertRechts {</text:p>
      <text:p text:style-name="P3"><text:s text:c="3"/>Wiederhole, Solange ZuSortierendeObjekte[WertLinks] &lt; Pivot und WertLinks &lt; Rechts {</text:p>
      <text:p text:style-name="P3"/>
      <text:p text:style-name="P3"><text:s text:c="12"/>Erhöhe Wertlinks um 1;</text:p>
      <text:p text:style-name="P3"><text:s text:c="8"/>}</text:p>
      <text:p text:style-name="P3"><text:s text:c="8"/></text:p>
      <text:p text:style-name="P3"><text:s text:c="3"/>Wiederhole, Solange Links &lt;= WertRechts und ZuSortierendeObjekte[WertRechts] &gt; Pivot {</text:p>
      <text:p text:style-name="P3"/>
      <text:p text:style-name="P3"><text:s text:c="12"/>Verringere WertRechts um 1;</text:p>
      <text:p text:style-name="P3"/>
      <text:p text:style-name="P3"><text:s text:c="8"/>} </text:p>
      <text:p text:style-name="P3"><text:s text:c="8"/></text:p>
      <text:p text:style-name="P3"><text:s text:c="8"/>Wenn WertLinks &lt; WertRechts {</text:p>
      <text:p text:style-name="P3"/>
      <text:p text:style-name="P3"><text:s text:c="12"/>TauscheElemente(WertLinks, WertRechts);</text:p>
      <text:p text:style-name="P3"><text:s text:c="8"/>}</text:p>
      <text:p text:style-name="P3"><text:s text:c="4"/>}</text:p>
      <text:p text:style-name="P3"><text:s text:c="4"/></text:p>
      <text:p text:style-name="P3"><text:s text:c="4"/>TauscheElemente(WertLinks, Rechts);</text:p>
      <text:p text:style-name="P3"><text:s text:c="4"/></text:p>
      <text:p text:style-name="P3"><text:s text:c="4"/>Gib WertLinks Zurück;</text:p>
      <text:p text:style-name="P3">}</text:p>
      <text:p text:style-name="P3"/>
      <text:p text:style-name="P3"><text:soft-page-break/><text:tab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nabsatz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3T15:51:24.09</meta:creation-date>
    <dc:date>2014-11-23T21:18:06.63</dc:date>
    <meta:editing-duration>PT3H46M23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4" meta:paragraph-count="85" meta:word-count="272" meta:character-count="2592"/>
  </office:meta>
</office:document-meta>
</file>